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text-properties style:font-name="Liberation Mono1" fo:font-size="10pt" officeooo:rsid="001510d7" officeooo:paragraph-rsid="001510d7" style:font-size-asian="10pt" style:font-size-complex="10pt"/>
    </style:style>
    <style:style style:name="P2" style:family="paragraph" style:parent-style-name="Preformatted_20_Text">
      <style:text-properties officeooo:rsid="0013aa7f"/>
    </style:style>
    <style:style style:name="P3" style:family="paragraph" style:parent-style-name="Preformatted_20_Text">
      <style:text-properties officeooo:rsid="0013aa7f" officeooo:paragraph-rsid="0013aa7f"/>
    </style:style>
    <style:style style:name="P4" style:family="paragraph" style:parent-style-name="Preformatted_20_Text">
      <style:text-properties officeooo:rsid="001510d7" officeooo:paragraph-rsid="001510d7"/>
    </style:style>
    <style:style style:name="P5" style:family="paragraph" style:parent-style-name="Preformatted_20_Text" style:list-style-name="L1">
      <style:text-properties officeooo:rsid="001510d7" officeooo:paragraph-rsid="001510d7"/>
    </style:style>
    <style:style style:name="P6" style:family="paragraph" style:parent-style-name="Preformatted_20_Text" style:list-style-name="L3">
      <style:text-properties officeooo:rsid="001510d7" officeooo:paragraph-rsid="001510d7"/>
    </style:style>
    <style:style style:name="P7" style:family="paragraph" style:parent-style-name="Preformatted_20_Text" style:list-style-name="L1">
      <style:text-properties officeooo:paragraph-rsid="001510d7"/>
    </style:style>
    <style:style style:name="P8" style:family="paragraph" style:parent-style-name="Preformatted_20_Text" style:list-style-name="L2">
      <style:text-properties officeooo:paragraph-rsid="001510d7"/>
    </style:style>
    <style:style style:name="P9" style:family="paragraph" style:parent-style-name="Preformatted_20_Text" style:list-style-name="L3">
      <style:text-properties officeooo:paragraph-rsid="001510d7"/>
    </style:style>
    <style:style style:name="P10" style:family="paragraph" style:parent-style-name="Preformatted_20_Text" style:list-style-name="L3">
      <style:text-properties officeooo:rsid="00151e43" officeooo:paragraph-rsid="00151e43"/>
    </style:style>
    <style:style style:name="P11" style:family="paragraph" style:parent-style-name="Preformatted_20_Text">
      <style:text-properties officeooo:rsid="00151e43" officeooo:paragraph-rsid="00151e43"/>
    </style:style>
    <style:style style:name="P12" style:family="paragraph" style:parent-style-name="Preformatted_20_Text" style:list-style-name="L4">
      <style:text-properties officeooo:rsid="00151e43" officeooo:paragraph-rsid="00151e43"/>
    </style:style>
    <style:style style:name="P13" style:family="paragraph" style:parent-style-name="Preformatted_20_Text">
      <style:text-properties officeooo:paragraph-rsid="00151e43"/>
    </style:style>
    <style:style style:name="P14" style:family="paragraph" style:parent-style-name="Preformatted_20_Text" style:list-style-name="L4">
      <style:text-properties officeooo:paragraph-rsid="00151e43"/>
    </style:style>
    <style:style style:name="P15" style:family="paragraph" style:parent-style-name="Preformatted_20_Text">
      <style:text-properties officeooo:rsid="0016007a" officeooo:paragraph-rsid="0016007a"/>
    </style:style>
    <style:style style:name="P16" style:family="paragraph" style:parent-style-name="Preformatted_20_Text" style:list-style-name="L5">
      <style:text-properties officeooo:rsid="0016007a" officeooo:paragraph-rsid="0016007a"/>
    </style:style>
    <style:style style:name="P17" style:family="paragraph" style:parent-style-name="Preformatted_20_Text" style:list-style-name="L7">
      <style:text-properties officeooo:rsid="0016007a" officeooo:paragraph-rsid="0016007a"/>
    </style:style>
    <style:style style:name="P18" style:family="paragraph" style:parent-style-name="Preformatted_20_Text">
      <style:text-properties officeooo:rsid="00167271" officeooo:paragraph-rsid="00167271"/>
    </style:style>
    <style:style style:name="P19" style:family="paragraph" style:parent-style-name="Preformatted_20_Text" style:list-style-name="L8">
      <style:text-properties officeooo:rsid="00167271" officeooo:paragraph-rsid="00167271"/>
    </style:style>
    <style:style style:name="P20" style:family="paragraph" style:parent-style-name="Preformatted_20_Text">
      <style:paragraph-properties fo:break-before="page"/>
      <style:text-properties officeooo:rsid="0016007a" officeooo:paragraph-rsid="0016007a"/>
    </style:style>
    <style:style style:name="T1" style:family="text">
      <style:text-properties fo:font-weight="bold" officeooo:rsid="001510d7" style:font-weight-asian="bold" style:font-weight-complex="bold"/>
    </style:style>
    <style:style style:name="T2" style:family="text">
      <style:text-properties fo:font-weight="bold" officeooo:rsid="00167271" style:font-weight-asian="bold" style:font-weight-complex="bold"/>
    </style:style>
    <style:style style:name="T3" style:family="text">
      <style:text-properties officeooo:rsid="0013aa7f"/>
    </style:style>
    <style:style style:name="T4" style:family="text">
      <style:text-properties officeooo:rsid="001510d7"/>
    </style:style>
    <style:style style:name="T5" style:family="text">
      <style:text-properties officeooo:rsid="00151e43"/>
    </style:style>
    <style:style style:name="T6" style:family="text">
      <style:text-properties officeooo:rsid="001672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hapitre <text:span text:style-name="T3">3</text:span></text:p>
      <text:p text:style-name="P2"/>
      <text:p text:style-name="P3">Protocoles :</text:p>
      <text:p text:style-name="P3"><text:tab/><text:span text:style-name="T4">Modèle TCP/IP (peut correspondre à OSI)</text:span></text:p>
      <text:p text:style-name="P3"><text:tab/>- Application : HTTP</text:p>
      <text:p text:style-name="P3"><text:tab/>- Transport : TCP ou UDP</text:p>
      <text:p text:style-name="P3"><text:tab/>- Réseau : <text:s/>Protocole Internet (IP)</text:p>
      <text:p text:style-name="P3"><text:tab/>- Accès réseau : Ethernet</text:p>
      <text:p text:style-name="P3"/>
      <text:p text:style-name="P3"/>
      <text:p text:style-name="P4">Différents protocoles du modèle TCP IP :</text:p>
      <text:list xml:id="list8082540746240350061" text:style-name="L2">
        <text:list-item>
          <text:p text:style-name="P8"><text:span text:style-name="T4">Application : </text:span><text:span text:style-name="T1">Représente des données pour l’utilisateur</text:span></text:p>
        </text:list-item>
      </text:list>
      <text:list xml:id="list7626548784326712606" text:style-name="L1">
        <text:list-item>
          <text:p text:style-name="P7"><text:span text:style-name="T4">DNS : Traduit les noms de domaine en adresse IP</text:span></text:p>
          <text:list>
            <text:list-item>
              <text:p text:style-name="P7"><text:span text:style-name="T4">Port 53</text:span></text:p>
              <text:p text:style-name="P7"/>
            </text:list-item>
          </text:list>
        </text:list-item>
        <text:list-item>
          <text:p text:style-name="P5">BOOTP : Ancêtre du DHCP (allocation statique des adresses)</text:p>
        </text:list-item>
        <text:list-item>
          <text:p text:style-name="P5">DHCP : <text:s/>Attribution dynamiques des adresses </text:p>
          <text:list>
            <text:list-item>
              <text:p text:style-name="P5">Port 67 (serveur) et 68 (client) (idem pour bootp)</text:p>
            </text:list-item>
          </text:list>
        </text:list-item>
      </text:list>
      <text:p text:style-name="P4"/>
      <text:list xml:id="list144944008293985" text:continue-numbering="true" text:style-name="L1">
        <text:list-item>
          <text:p text:style-name="P5">SMTP : Mails à un serveur de messagerie</text:p>
          <text:list>
            <text:list-item>
              <text:p text:style-name="P5">Port 25</text:p>
            </text:list-item>
          </text:list>
          <text:p text:style-name="P5"/>
        </text:list-item>
        <text:list-item>
          <text:p text:style-name="P5">FTP : Protocole d’acheminement de données fiable et avec ACK </text:p>
          <text:list>
            <text:list-item>
              <text:p text:style-name="P5">Port 21</text:p>
            </text:list-item>
          </text:list>
        </text:list-item>
        <text:list-item>
          <text:p text:style-name="P5">TFTP : Comme FTP avec moins de surcharge</text:p>
          <text:list>
            <text:list-item>
              <text:p text:style-name="P5">Port 69</text:p>
              <text:p text:style-name="P5"/>
            </text:list-item>
          </text:list>
        </text:list-item>
        <text:list-item>
          <text:p text:style-name="P5">HTTP : Échanger du texte , graphiques , sons , etc</text:p>
          <text:list>
            <text:list-item>
              <text:p text:style-name="P5">Port 80</text:p>
              <text:p text:style-name="P5"/>
            </text:list-item>
          </text:list>
        </text:list-item>
      </text:list>
      <text:list xml:id="list9139274778417183064" text:style-name="L3">
        <text:list-item>
          <text:p text:style-name="P6">Couche transport :<text:span text:style-name="T2">Prend en charge la communication entre plusieurs réseaux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UDP : Permet d’envoyer des paquets d’un processus à un autre</text:span></text:p>
                          <text:list>
                            <text:list-header>
                              <text:p text:style-name="P1">→ Ne confirme pas la réussite de transmission des paquets</text:p>
                            </text:list-header>
                          </text:list>
                          <text:p text:style-name="P9"><text:span text:style-name="T4"><text:s/><text:tab/></text:span></text:p>
                        </text:list-item>
                        <text:list-item>
                          <text:p text:style-name="P10">TCP : Communication fiable entre 2 processus sur des hotes distincts</text:p>
                          <text:list>
                            <text:list-header>
                              <text:p text:style-name="P10">→ Accusé de réception lors de la transmission</text:p>
                              <text:p text:style-name="P10"><text:s text:c="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Couche internet : <text:span text:style-name="T2">Détermine le meilleur chemin entre les réseaux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IP : Regroupe les messages en paquets</text:p>
                          <text:list>
                            <text:list-header>
                              <text:p text:style-name="P10">→ Indique l’adresse des paquets pour permettre un acheminement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tab/><text:tab/></text:p>
      <text:list xml:id="list5191784253381944930" text:style-name="L4">
        <text:list-item>
          <text:p text:style-name="P12">NAT : Convertit les adresses d’un réseau privé en adresse IP globales et locales</text:p>
        </text:list-item>
      </text:list>
      <text:p text:style-name="P11"/>
      <text:list xml:id="list144944604603569" text:continue-numbering="true" text:style-name="L4">
        <text:list-item>
          <text:p text:style-name="P14"><text:span text:style-name="T5">ICMP : Signale à l’hôte source les erreurs liées au transmissions de paquets (et les echo) </text:span></text:p>
        </text:list-item>
      </text:list>
      <text:p text:style-name="P13"/>
      <text:p text:style-name="P13"/>
      <text:list xml:id="list144944369519209" text:continue-list="list9139274778417183064" text:style-name="L3">
        <text:list-item>
          <text:p text:style-name="P10">Couche Accès Réseau : <text:span text:style-name="T2">Contrôle les périphériques matériels et les supports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ARP : Adresse IP convertie en adresse physique</text:p>
                        </text:list-item>
                        <text:list-item>
                          <text:p text:style-name="P10">Ethernet : Fournit des règles sur la couche d’accès rés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p text:style-name="P15">Encapsulation :</text:p>
      <text:p text:style-name="P15">On ajoute à chaque couche une trame supplémentaire , qui sera décomposée lors de la réception</text:p>
      <text:p text:style-name="P15"/>
      <text:p text:style-name="P15"/>
      <text:p text:style-name="P20"/>
      <text:p text:style-name="P15">Normes Internet :</text:p>
      <text:list xml:id="list999149456030277841" text:style-name="L5">
        <text:list-item>
          <text:p text:style-name="P16">ISOC : Société chargée de promouvoir le développement d’internet dans le monde entier</text:p>
        </text:list-item>
        <text:list-item>
          <text:p text:style-name="P16">IAB : Comité en charge de la gestion du développement des normes internet</text:p>
        </text:list-item>
        <text:list-item>
          <text:p text:style-name="P16">IETF: Met a jour internet et TCP/IP </text:p>
          <text:list>
            <text:list-item>
              <text:p text:style-name="P16">RFC : c’est eux !</text:p>
            </text:list-item>
          </text:list>
        </text:list-item>
      </text:list>
      <text:p text:style-name="P15"/>
      <text:list xml:id="list144945532308611" text:continue-numbering="true" text:style-name="L5">
        <text:list-item>
          <text:p text:style-name="P16">IRTF : Groupe de travail axé sur les protocoles TCP/IP</text:p>
        </text:list-item>
      </text:list>
      <text:p text:style-name="P15"/>
      <text:p text:style-name="P15">Organismes de normalisation :</text:p>
      <text:list xml:id="list8542820260542200481" text:style-name="L7">
        <text:list-item>
          <text:p text:style-name="P17">IEEE : Créations de normes liées à l’électrique</text:p>
        </text:list-item>
        <text:list-item>
          <text:p text:style-name="P17">EIA : Fonde les normes relatives au cablage électrique</text:p>
        </text:list-item>
        <text:list-item>
          <text:p text:style-name="P17">TIA : Création des normes de communication radio, cellulaire…</text:p>
        </text:list-item>
        <text:list-item>
          <text:p text:style-name="P17">ITU-T : Définis les normes de compression vidéo, télévision sur IP …</text:p>
        </text:list-item>
      </text:list>
      <text:p text:style-name="P15"/>
      <text:p text:style-name="P15"/>
      <text:p text:style-name="P18">Modèle OSI :</text:p>
      <text:list xml:id="list8516237459852185987" text:style-name="L8">
        <text:list-item>
          <text:p text:style-name="P19">Partout Le Roi Trouve Sa Place Assise</text:p>
        </text:list-item>
        <text:list-item>
          <text:p text:style-name="P19">Application – Présentation – Session – Transport – Réseau – Liaison - Physique</text:p>
        </text:list-item>
      </text:list>
      <text:p text:style-name="P1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11-29T14:49:43.901879972</dc:date>
    <meta:editing-duration>PT31M42S</meta:editing-duration>
    <meta:editing-cycles>4</meta:editing-cycles>
    <meta:document-statistic meta:table-count="0" meta:image-count="0" meta:object-count="0" meta:page-count="2" meta:paragraph-count="58" meta:word-count="434" meta:character-count="2331" meta:non-whitespace-character-count="1970"/>
  </office:meta>
</office:document-meta>
</file>